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76E268BF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6666ff" draw:marker-start-width="0.509cm" draw:marker-end-width="0.509cm" draw:fill-color="#666666" draw:opacity="30%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72cm" svg:height="16.665cm" svg:x="2.563cm" svg:y="6.517cm">
          <draw:image xlink:href="Pictures/100002010000025800000276E268BF20.png" xlink:type="simple" xlink:show="embed" xlink:actuate="onLoad">
            <text:p/>
          </draw:image>
        </draw:frame>
        <draw:custom-shape draw:style-name="gr2" draw:text-style-name="P1" draw:layer="layout" svg:width="13.589cm" svg:height="9.525cm" svg:x="2.397cm" svg:y="13.8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954cm" svg:height="1.778cm" svg:x="2.778cm" svg:y="21.19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0T15:54:10.447838176</dc:date>
    <meta:document-statistic meta:object-count="3"/>
  </office:meta>
</office:document-meta>
</file>